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30"/>
    <style:style style:name="ce11" style:family="table-cell" style:parent-style-name="Default" style:data-style-name="N2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9.6">
            <text:p>9.600</text:p>
          </table:table-cell>
          <table:table-cell office:value-type="float" office:value="10">
            <text:p>10</text:p>
          </table:table-cell>
          <table:table-cell table:formula="of:=[.C3]*1.01" office:value-type="float" office:value="10.6043724039476">
            <text:p>10.6044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5.3147693493962">
            <text:p>35.3148</text:p>
          </table:table-cell>
          <table:table-cell table:style-name="ce2" office:value-type="float" office:value="39.3">
            <text:p>39.30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43.4116495286603">
            <text:p>43.4116</text:p>
          </table:table-cell>
          <table:table-cell table:style-name="ce2" office:value-type="float" office:value="33.33">
            <text:p>33.33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36.8170554399554">
            <text:p>36.8171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9.6">
            <text:p>9.6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0.4993786177699">
            <text:p>10.4994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4.965118167719">
            <text:p>34.9651</text:p>
          </table:table-cell>
          <table:table-cell table:style-name="ce3" table:formula="of:=[.V2]" office:value-type="float" office:value="39.3">
            <text:p>39.30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42.9818312164954">
            <text:p>42.9818</text:p>
          </table:table-cell>
          <table:table-cell table:style-name="ce3" table:formula="of:=[.Y2]" office:value-type="float" office:value="33.33">
            <text:p>33.33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36.4525301385697">
            <text:p>36.4525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9.6">
            <text:p>9.6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0.3954243740296">
            <text:p>10.3954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4.6189288789297">
            <text:p>34.6189</text:p>
          </table:table-cell>
          <table:table-cell table:style-name="ce3" table:formula="of:=[.V3]" office:value-type="float" office:value="39.3">
            <text:p>39.30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42.5562685311836">
            <text:p>42.5563</text:p>
          </table:table-cell>
          <table:table-cell table:style-name="ce3" table:formula="of:=[.Y3]" office:value-type="float" office:value="33.33">
            <text:p>33.33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36.0916139985839">
            <text:p>36.0916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9.6">
            <text:p>9.6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0.2924993802273">
            <text:p>10.2925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4.2761672068611">
            <text:p>34.2762</text:p>
          </table:table-cell>
          <table:table-cell table:style-name="ce3" table:formula="of:=[.V4]" office:value-type="float" office:value="39.3">
            <text:p>39.30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42.1349193378055">
            <text:p>42.1349</text:p>
          </table:table-cell>
          <table:table-cell table:style-name="ce3" table:formula="of:=[.Y4]" office:value-type="float" office:value="33.33">
            <text:p>33.33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35.7342712857266">
            <text:p>35.734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9.6">
            <text:p>9.6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0.1905934457696">
            <text:p>10.1906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3.936799214714">
            <text:p>33.9368</text:p>
          </table:table-cell>
          <table:table-cell table:style-name="ce3" table:formula="of:=[.V5]" office:value-type="float" office:value="39.3">
            <text:p>39.30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41.7177419186193">
            <text:p>41.7177</text:p>
          </table:table-cell>
          <table:table-cell table:style-name="ce3" table:formula="of:=[.Y5]" office:value-type="float" office:value="33.33">
            <text:p>33.33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35.3804666195313">
            <text:p>35.3805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9.6">
            <text:p>9.6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0.08969648096">
            <text:p>10.0897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1.97">
            <text:p>31.97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3.600791301697">
            <text:p>33.6008</text:p>
          </table:table-cell>
          <table:table-cell table:style-name="ce3" table:formula="of:=[.V6]" office:value-type="float" office:value="39.3">
            <text:p>39.30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41.30469496893">
            <text:p>41.3047</text:p>
          </table:table-cell>
          <table:table-cell table:style-name="ce3" table:formula="of:=[.Y6]" office:value-type="float" office:value="33.33">
            <text:p>33.33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35.030164969833">
            <text:p>35.0302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9.6">
            <text:p>9.6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9.989798496">
            <text:p>9.9898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3.2681101997">
            <text:p>33.2681</text:p>
          </table:table-cell>
          <table:table-cell table:style-name="ce3" table:formula="of:=[.V7]" office:value-type="float" office:value="39.3">
            <text:p>39.30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40.895737593">
            <text:p>40.8957</text:p>
          </table:table-cell>
          <table:table-cell table:style-name="ce3" table:formula="of:=[.Y7]" office:value-type="float" office:value="33.33">
            <text:p>33.33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34.6833316533">
            <text:p>34.6833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9.6">
            <text:p>9.6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9.8908896">
            <text:p>9.8909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2.93872297">
            <text:p>32.9387</text:p>
          </table:table-cell>
          <table:table-cell table:style-name="ce3" table:formula="of:=[.V8]" office:value-type="float" office:value="39.3">
            <text:p>39.30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40.4908293">
            <text:p>40.4908</text:p>
          </table:table-cell>
          <table:table-cell table:style-name="ce3" table:formula="of:=[.Y8]" office:value-type="float" office:value="33.33">
            <text:p>33.33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34.33993233">
            <text:p>34.3399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9.6">
            <text:p>9.6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9.79296">
            <text:p>9.7930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2.612597">
            <text:p>32.6126</text:p>
          </table:table-cell>
          <table:table-cell table:style-name="ce3" table:formula="of:=[.V9]" office:value-type="float" office:value="39.3">
            <text:p>39.30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40.08993">
            <text:p>40.0899</text:p>
          </table:table-cell>
          <table:table-cell table:style-name="ce3" table:formula="of:=[.Y9]" office:value-type="float" office:value="33.33">
            <text:p>33.33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33.999933">
            <text:p>33.9999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9.6">
            <text:p>9.6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9.696">
            <text:p>9.696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2.2897">
            <text:p>32.2897</text:p>
          </table:table-cell>
          <table:table-cell table:style-name="ce3" table:formula="of:=[.V10]" office:value-type="float" office:value="39.3">
            <text:p>39.30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9.693">
            <text:p>39.6930</text:p>
          </table:table-cell>
          <table:table-cell table:style-name="ce3" table:formula="of:=[.Y10]" office:value-type="float" office:value="33.33">
            <text:p>33.33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33.6633">
            <text:p>33.6633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9.6">
            <text:p>9.6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9.6">
            <text:p>9.6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1.97">
            <text:p>31.97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1.97">
            <text:p>31.9700</text:p>
          </table:table-cell>
          <table:table-cell table:style-name="ce3" table:formula="of:=[.V11]" office:value-type="float" office:value="39.3">
            <text:p>39.30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9.3">
            <text:p>39.3000</text:p>
          </table:table-cell>
          <table:table-cell table:style-name="ce3" table:formula="of:=[.Y11]" office:value-type="float" office:value="33.33">
            <text:p>33.33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33.33">
            <text:p>33.33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9.6">
            <text:p>9.6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9.5049504950495">
            <text:p>9.5050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1.97">
            <text:p>31.97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1.6534653465346">
            <text:p>31.6535</text:p>
          </table:table-cell>
          <table:table-cell table:style-name="ce3" table:formula="of:=[.V12]" office:value-type="float" office:value="39.3">
            <text:p>39.30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8.9108910891089">
            <text:p>38.9109</text:p>
          </table:table-cell>
          <table:table-cell table:style-name="ce3" table:formula="of:=[.Y12]" office:value-type="float" office:value="33.33">
            <text:p>33.33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33">
            <text:p>33.0000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9.6">
            <text:p>9.6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9.41084207430644">
            <text:p>9.4108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1.97">
            <text:p>31.97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1.3400646995393">
            <text:p>31.3401</text:p>
          </table:table-cell>
          <table:table-cell table:style-name="ce3" table:formula="of:=[.V13]" office:value-type="float" office:value="39.3">
            <text:p>39.30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8.525634741692">
            <text:p>38.5256</text:p>
          </table:table-cell>
          <table:table-cell table:style-name="ce3" table:formula="of:=[.Y13]" office:value-type="float" office:value="33.33">
            <text:p>33.33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32.6732673267327">
            <text:p>32.6733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9.6">
            <text:p>9.6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9.31766542010539">
            <text:p>9.3177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1.0297670292468">
            <text:p>31.0298</text:p>
          </table:table-cell>
          <table:table-cell table:style-name="ce3" table:formula="of:=[.V14]" office:value-type="float" office:value="39.3">
            <text:p>39.30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8.1441928135564">
            <text:p>38.1442</text:p>
          </table:table-cell>
          <table:table-cell table:style-name="ce3" table:formula="of:=[.Y14]" office:value-type="float" office:value="33.33">
            <text:p>33.33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32.3497696304284">
            <text:p>32.3498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9.6">
            <text:p>9.6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9.22541130703504">
            <text:p>9.2254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0.7225416131156">
            <text:p>30.7225</text:p>
          </table:table-cell>
          <table:table-cell table:style-name="ce3" table:formula="of:=[.V15]" office:value-type="float" office:value="39.3">
            <text:p>39.30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7.7665275381747">
            <text:p>37.7665</text:p>
          </table:table-cell>
          <table:table-cell table:style-name="ce3" table:formula="of:=[.Y15]" office:value-type="float" office:value="33.33">
            <text:p>33.33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32.0294748816123">
            <text:p>32.0295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9.6">
            <text:p>9.6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9.13407060102479">
            <text:p>9.1341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1.97">
            <text:p>31.97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0.4183580327878">
            <text:p>30.4184</text:p>
          </table:table-cell>
          <table:table-cell table:style-name="ce3" table:formula="of:=[.V16]" office:value-type="float" office:value="39.3">
            <text:p>39.30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7.3926015229452">
            <text:p>37.3926</text:p>
          </table:table-cell>
          <table:table-cell table:style-name="ce3" table:formula="of:=[.Y16]" office:value-type="float" office:value="33.33">
            <text:p>33.33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31.7123513679329">
            <text:p>31.7124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9.6">
            <text:p>9.6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9.04363425844038">
            <text:p>9.0436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0.117186171077">
            <text:p>30.1172</text:p>
          </table:table-cell>
          <table:table-cell table:style-name="ce3" table:formula="of:=[.V17]" office:value-type="float" office:value="39.3">
            <text:p>39.30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7.0223777454903">
            <text:p>37.0224</text:p>
          </table:table-cell>
          <table:table-cell table:style-name="ce3" table:formula="of:=[.Y17]" office:value-type="float" office:value="33.33">
            <text:p>33.33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31.3983676910227">
            <text:p>31.3984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9.6">
            <text:p>9.6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8.9540933251885">
            <text:p>8.9541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9.8189962089871">
            <text:p>29.8190</text:p>
          </table:table-cell>
          <table:table-cell table:style-name="ce3" table:formula="of:=[.V18]" office:value-type="float" office:value="39.3">
            <text:p>39.30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6.6558195499904">
            <text:p>36.6558</text:p>
          </table:table-cell>
          <table:table-cell table:style-name="ce3" table:formula="of:=[.Y18]" office:value-type="float" office:value="33.33">
            <text:p>33.33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31.0874927633888">
            <text:p>31.0875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9.6">
            <text:p>9.6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8.8654389358302">
            <text:p>8.8654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9.5237586227595">
            <text:p>29.5238</text:p>
          </table:table-cell>
          <table:table-cell table:style-name="ce3" table:formula="of:=[.V19]" office:value-type="float" office:value="39.3">
            <text:p>39.30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6.2928906435549">
            <text:p>36.2929</text:p>
          </table:table-cell>
          <table:table-cell table:style-name="ce3" table:formula="of:=[.Y19]" office:value-type="float" office:value="33.33">
            <text:p>33.33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30.7796958053355">
            <text:p>30.7797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9.6">
            <text:p>9.6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8.77766231270316">
            <text:p>8.7777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9.23144418095">
            <text:p>29.2314</text:p>
          </table:table-cell>
          <table:table-cell table:style-name="ce3" table:formula="of:=[.V20]" office:value-type="float" office:value="39.3">
            <text:p>39.30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5.9335550926286">
            <text:p>35.9336</text:p>
          </table:table-cell>
          <table:table-cell table:style-name="ce3" table:formula="of:=[.Y20]" office:value-type="float" office:value="33.33">
            <text:p>33.33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30.4749463419163">
            <text:p>30.4749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9.6">
            <text:p>9.6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8.69075476505264">
            <text:p>8.690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8.9420239415347">
            <text:p>28.9420</text:p>
          </table:table-cell>
          <table:table-cell table:style-name="ce3" table:formula="of:=[.V21]" office:value-type="float" office:value="39.3">
            <text:p>39.30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5.5777773194342">
            <text:p>35.5778</text:p>
          </table:table-cell>
          <table:table-cell table:style-name="ce3" table:formula="of:=[.Y21]" office:value-type="float" office:value="33.33">
            <text:p>33.33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30.1732141999171">
            <text:p>30.173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15.46">
            <text:p>115.460</text:p>
          </table:table-cell>
          <table:table-cell office:value-type="float" office:value="10">
            <text:p>10</text:p>
          </table:table-cell>
          <table:table-cell table:formula="of:=[.C26]*1.01" office:value-type="float" office:value="127.539670599978">
            <text:p>127.5397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045">
            <text:p>1.045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15433012105471">
            <text:p>1.1543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15.46">
            <text:p>115.46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26.276901584136">
            <text:p>126.2769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045">
            <text:p>1.045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14290110995516">
            <text:p>1.1429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15.46">
            <text:p>115.46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25.026635231818">
            <text:p>125.0266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045">
            <text:p>1.045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13158525738134">
            <text:p>1.1316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15.46">
            <text:p>115.46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23.788747754275">
            <text:p>123.7887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045">
            <text:p>1.045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12038144295183">
            <text:p>1.1204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15.46">
            <text:p>115.46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22.563116588391">
            <text:p>122.5631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045">
            <text:p>1.045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10928855737805">
            <text:p>1.1093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15.46">
            <text:p>115.46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21.349620384546">
            <text:p>121.3496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045">
            <text:p>1.045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0983055023545">
            <text:p>1.0983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15.46">
            <text:p>115.46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20.1481389946">
            <text:p>120.1481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045">
            <text:p>1.045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08743119045">
            <text:p>1.0874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15.46">
            <text:p>115.46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18.95855346">
            <text:p>118.9586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045">
            <text:p>1.045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076664545">
            <text:p>1.076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15.46">
            <text:p>115.46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17.780746">
            <text:p>117.7807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045">
            <text:p>1.045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0660045">
            <text:p>1.0660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15.46">
            <text:p>115.46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16.6146">
            <text:p>116.6146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045">
            <text:p>1.045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05545">
            <text:p>1.0555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15.46">
            <text:p>115.46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15.46">
            <text:p>115.46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045">
            <text:p>1.045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045">
            <text:p>1.045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15.46">
            <text:p>115.46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14.316831683168">
            <text:p>114.3168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045">
            <text:p>1.045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03465346534653">
            <text:p>1.0347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15.46">
            <text:p>115.46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13.184981864523">
            <text:p>113.1850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045">
            <text:p>1.045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02440937163023">
            <text:p>1.0244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15.46">
            <text:p>115.46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12.064338479726">
            <text:p>112.0643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045">
            <text:p>1.045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01426670458439">
            <text:p>1.0143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15.46">
            <text:p>115.46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10.954790573986">
            <text:p>110.9548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045">
            <text:p>1.045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00422445998454">
            <text:p>1.0042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15.46">
            <text:p>115.46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09.856228291075">
            <text:p>109.8562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045">
            <text:p>1.045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0.994281643549052">
            <text:p>0.994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15.46">
            <text:p>115.46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08.768542862451">
            <text:p>108.7685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045">
            <text:p>1.045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0.984437270840646">
            <text:p>0.9844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15.46">
            <text:p>115.46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07.691626596486">
            <text:p>107.6916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045">
            <text:p>1.045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0.974690367168956">
            <text:p>0.9747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15.46">
            <text:p>115.46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06.625372867808">
            <text:p>106.6254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045">
            <text:p>1.045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0.965039967494016">
            <text:p>0.9650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15.46">
            <text:p>115.46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05.56967610674">
            <text:p>105.5697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045">
            <text:p>1.045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0.955485116330709">
            <text:p>0.9555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15.46">
            <text:p>115.46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04.524431788852">
            <text:p>104.5244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045">
            <text:p>1.045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0.946024867654167">
            <text:p>0.94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07697">
            <text:p>707697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31498">
            <text:p>1931498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96.124217353283">
            <text:p>96.1242</text:p>
          </table:table-cell>
          <table:table-cell table:style-name="ce2" office:value-type="float" office:value="89.37">
            <text:p>89.3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98.7200793479994">
            <text:p>98.7201</text:p>
          </table:table-cell>
          <table:table-cell table:style-name="ce2" office:value-type="float" office:value="89.1">
            <text:p>89.1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8.4218313741383">
            <text:p>98.4218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95.1724924289931">
            <text:p>95.1725</text:p>
          </table:table-cell>
          <table:table-cell table:style-name="ce3" table:formula="of:=[.V2]" office:value-type="float" office:value="89.37">
            <text:p>89.3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7.7426528198014">
            <text:p>97.7427</text:p>
          </table:table-cell>
          <table:table-cell table:style-name="ce3" table:formula="of:=[.Y2]" office:value-type="float" office:value="89.1">
            <text:p>89.1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7.4473577961766">
            <text:p>97.447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94.2301905237555">
            <text:p>94.2302</text:p>
          </table:table-cell>
          <table:table-cell table:style-name="ce3" table:formula="of:=[.V3]" office:value-type="float" office:value="89.37">
            <text:p>89.3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6.7749037819815">
            <text:p>96.7749</text:p>
          </table:table-cell>
          <table:table-cell table:style-name="ce3" table:formula="of:=[.Y3]" office:value-type="float" office:value="89.1">
            <text:p>89.1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6.482532471462">
            <text:p>96.4825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93.297218340352">
            <text:p>93.2972</text:p>
          </table:table-cell>
          <table:table-cell table:style-name="ce3" table:formula="of:=[.V4]" office:value-type="float" office:value="89.37">
            <text:p>89.3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5.8167364178035">
            <text:p>95.8167</text:p>
          </table:table-cell>
          <table:table-cell table:style-name="ce3" table:formula="of:=[.Y4]" office:value-type="float" office:value="89.1">
            <text:p>89.1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5.5272598727346">
            <text:p>95.527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92.373483505299">
            <text:p>92.3735</text:p>
          </table:table-cell>
          <table:table-cell table:style-name="ce3" table:formula="of:=[.V5]" office:value-type="float" office:value="89.37">
            <text:p>89.3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4.8680558592114">
            <text:p>94.8681</text:p>
          </table:table-cell>
          <table:table-cell table:style-name="ce3" table:formula="of:=[.Y5]" office:value-type="float" office:value="89.1">
            <text:p>89.1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4.5814454185491">
            <text:p>94.5814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84.91">
            <text:p>84.9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89.241263353991">
            <text:p>89.241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91.458894559702">
            <text:p>91.4589</text:p>
          </table:table-cell>
          <table:table-cell table:style-name="ce3" table:formula="of:=[.V6]" office:value-type="float" office:value="89.37">
            <text:p>89.3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3.928768177437">
            <text:p>93.9288</text:p>
          </table:table-cell>
          <table:table-cell table:style-name="ce3" table:formula="of:=[.Y6]" office:value-type="float" office:value="89.1">
            <text:p>89.1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3.64499546391">
            <text:p>93.6450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90.5533609502">
            <text:p>90.5534</text:p>
          </table:table-cell>
          <table:table-cell table:style-name="ce3" table:formula="of:=[.V7]" office:value-type="float" office:value="89.37">
            <text:p>89.3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2.9987803737">
            <text:p>92.9988</text:p>
          </table:table-cell>
          <table:table-cell table:style-name="ce3" table:formula="of:=[.Y7]" office:value-type="float" office:value="89.1">
            <text:p>89.1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2.717817291">
            <text:p>92.717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89.65679302">
            <text:p>89.6568</text:p>
          </table:table-cell>
          <table:table-cell table:style-name="ce3" table:formula="of:=[.V8]" office:value-type="float" office:value="89.37">
            <text:p>89.3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2.07800037">
            <text:p>92.0780</text:p>
          </table:table-cell>
          <table:table-cell table:style-name="ce3" table:formula="of:=[.Y8]" office:value-type="float" office:value="89.1">
            <text:p>89.1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1.7998191">
            <text:p>91.7998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84.91">
            <text:p>84.9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86.616691">
            <text:p>86.6167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88.769102">
            <text:p>88.7691</text:p>
          </table:table-cell>
          <table:table-cell table:style-name="ce3" table:formula="of:=[.V9]" office:value-type="float" office:value="89.37">
            <text:p>89.3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1.166337">
            <text:p>91.1663</text:p>
          </table:table-cell>
          <table:table-cell table:style-name="ce3" table:formula="of:=[.Y9]" office:value-type="float" office:value="89.1">
            <text:p>89.1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0.89091">
            <text:p>90.8909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84.91">
            <text:p>84.9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85.7591">
            <text:p>85.7591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87.8902">
            <text:p>87.8902</text:p>
          </table:table-cell>
          <table:table-cell table:style-name="ce3" table:formula="of:=[.V10]" office:value-type="float" office:value="89.37">
            <text:p>89.3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0.2637">
            <text:p>90.2637</text:p>
          </table:table-cell>
          <table:table-cell table:style-name="ce3" table:formula="of:=[.Y10]" office:value-type="float" office:value="89.1">
            <text:p>89.1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9.991">
            <text:p>89.991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84.91">
            <text:p>84.9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84.91">
            <text:p>84.91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87.02">
            <text:p>87.0200</text:p>
          </table:table-cell>
          <table:table-cell table:style-name="ce3" table:formula="of:=[.V11]" office:value-type="float" office:value="89.37">
            <text:p>89.3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89.37">
            <text:p>89.3700</text:p>
          </table:table-cell>
          <table:table-cell table:style-name="ce3" table:formula="of:=[.Y11]" office:value-type="float" office:value="89.1">
            <text:p>89.1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9.1">
            <text:p>89.1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84.91">
            <text:p>84.9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84.0693069306931">
            <text:p>84.0693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87.02">
            <text:p>87.0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86.1584158415842">
            <text:p>86.1584</text:p>
          </table:table-cell>
          <table:table-cell table:style-name="ce3" table:formula="of:=[.V12]" office:value-type="float" office:value="89.37">
            <text:p>89.3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88.4851485148515">
            <text:p>88.4851</text:p>
          </table:table-cell>
          <table:table-cell table:style-name="ce3" table:formula="of:=[.Y12]" office:value-type="float" office:value="89.1">
            <text:p>89.1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8.2178217821782">
            <text:p>88.2178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84.91">
            <text:p>84.9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83.2369375551416">
            <text:p>83.2369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87.02">
            <text:p>87.0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85.3053622193903">
            <text:p>85.3054</text:p>
          </table:table-cell>
          <table:table-cell table:style-name="ce3" table:formula="of:=[.V13]" office:value-type="float" office:value="89.37">
            <text:p>89.3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7.6090579354965">
            <text:p>87.6091</text:p>
          </table:table-cell>
          <table:table-cell table:style-name="ce3" table:formula="of:=[.Y13]" office:value-type="float" office:value="89.1">
            <text:p>89.1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7.3443780021566">
            <text:p>87.3444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84.4607546726636">
            <text:p>84.4608</text:p>
          </table:table-cell>
          <table:table-cell table:style-name="ce3" table:formula="of:=[.V14]" office:value-type="float" office:value="89.37">
            <text:p>89.3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6.7416415202936">
            <text:p>86.7416</text:p>
          </table:table-cell>
          <table:table-cell table:style-name="ce3" table:formula="of:=[.Y14]" office:value-type="float" office:value="89.1">
            <text:p>89.1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6.4795821803531">
            <text:p>86.4796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83.6245095768947">
            <text:p>83.6245</text:p>
          </table:table-cell>
          <table:table-cell table:style-name="ce3" table:formula="of:=[.V15]" office:value-type="float" office:value="89.37">
            <text:p>89.3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5.8828133864293">
            <text:p>85.8828</text:p>
          </table:table-cell>
          <table:table-cell table:style-name="ce3" table:formula="of:=[.Y15]" office:value-type="float" office:value="89.1">
            <text:p>89.1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5.6233486934189">
            <text:p>85.623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84.91">
            <text:p>84.9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80.788951534689">
            <text:p>80.7890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82.7965441355393">
            <text:p>82.7965</text:p>
          </table:table-cell>
          <table:table-cell table:style-name="ce3" table:formula="of:=[.V16]" office:value-type="float" office:value="89.37">
            <text:p>89.3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5.0324885014151">
            <text:p>85.0325</text:p>
          </table:table-cell>
          <table:table-cell table:style-name="ce3" table:formula="of:=[.Y16]" office:value-type="float" office:value="89.1">
            <text:p>89.1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4.7755927657613">
            <text:p>84.775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81.9767763718211">
            <text:p>81.9768</text:p>
          </table:table-cell>
          <table:table-cell table:style-name="ce3" table:formula="of:=[.V17]" office:value-type="float" office:value="89.37">
            <text:p>89.3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4.1905826746685">
            <text:p>84.1906</text:p>
          </table:table-cell>
          <table:table-cell table:style-name="ce3" table:formula="of:=[.Y17]" office:value-type="float" office:value="89.1">
            <text:p>89.1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3.9362304611498">
            <text:p>83.936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81.1651251206149">
            <text:p>81.1651</text:p>
          </table:table-cell>
          <table:table-cell table:style-name="ce3" table:formula="of:=[.V18]" office:value-type="float" office:value="89.37">
            <text:p>89.3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3.3570125491767">
            <text:p>83.3570</text:p>
          </table:table-cell>
          <table:table-cell table:style-name="ce3" table:formula="of:=[.Y18]" office:value-type="float" office:value="89.1">
            <text:p>89.1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3.1051786744058">
            <text:p>83.1052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80.3615100204108">
            <text:p>80.3615</text:p>
          </table:table-cell>
          <table:table-cell table:style-name="ce3" table:formula="of:=[.V19]" office:value-type="float" office:value="89.37">
            <text:p>89.3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2.5316955932443">
            <text:p>82.5317</text:p>
          </table:table-cell>
          <table:table-cell table:style-name="ce3" table:formula="of:=[.Y19]" office:value-type="float" office:value="89.1">
            <text:p>89.1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2.282355123174">
            <text:p>82.282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9.5658515053573">
            <text:p>79.5659</text:p>
          </table:table-cell>
          <table:table-cell table:style-name="ce3" table:formula="of:=[.V20]" office:value-type="float" office:value="89.37">
            <text:p>89.3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1.7145500923211">
            <text:p>81.7146</text:p>
          </table:table-cell>
          <table:table-cell table:style-name="ce3" table:formula="of:=[.Y20]" office:value-type="float" office:value="89.1">
            <text:p>89.1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1.4676783397763">
            <text:p>81.4677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78.7780707973834">
            <text:p>78.7781</text:p>
          </table:table-cell>
          <table:table-cell table:style-name="ce3" table:formula="of:=[.V21]" office:value-type="float" office:value="89.37">
            <text:p>89.3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0.9054951409119">
            <text:p>80.9055</text:p>
          </table:table-cell>
          <table:table-cell table:style-name="ce3" table:formula="of:=[.Y21]" office:value-type="float" office:value="89.1">
            <text:p>89.1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0.6610676631448">
            <text:p>80.66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2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42.8593384659547">
            <text:p>42.859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98.7090331267453">
            <text:p>98.7090</text:p>
          </table:table-cell>
          <table:table-cell table:style-name="ce2" office:value-type="float" office:value="89.62">
            <text:p>89.62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98.9962348793522">
            <text:p>98.9962</text:p>
          </table:table-cell>
          <table:table-cell table:style-name="ce2" office:value-type="float" office:value="1.228">
            <text:p>1.228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35647597000496">
            <text:p>1.3565</text:p>
          </table:table-cell>
          <table:table-cell table:style-name="ce2" office:value-type="float" office:value="1.23">
            <text:p>1.23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5868521425578">
            <text:p>1.3587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3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42.4349885801532">
            <text:p>42.4350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97.7317159670745">
            <text:p>97.7317</text:p>
          </table:table-cell>
          <table:table-cell table:style-name="ce3" table:formula="of:=[.S25]" office:value-type="float" office:value="89.62">
            <text:p>89.62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98.0160741379724">
            <text:p>98.0161</text:p>
          </table:table-cell>
          <table:table-cell table:style-name="ce3" table:formula="of:=[.V25]" office:value-type="float" office:value="1.228">
            <text:p>1.228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3430455148564">
            <text:p>1.3430</text:p>
          </table:table-cell>
          <table:table-cell table:style-name="ce3" table:formula="of:=[.Y25]" office:value-type="float" office:value="1.23">
            <text:p>1.23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4523288540176">
            <text:p>1.3452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3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42.0148401783695">
            <text:p>42.014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96.7640752149253">
            <text:p>96.7641</text:p>
          </table:table-cell>
          <table:table-cell table:style-name="ce3" table:formula="of:=[.S26]" office:value-type="float" office:value="89.62">
            <text:p>89.62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97.0456179583885">
            <text:p>97.0456</text:p>
          </table:table-cell>
          <table:table-cell table:style-name="ce3" table:formula="of:=[.V26]" office:value-type="float" office:value="1.228">
            <text:p>1.228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32974803451128">
            <text:p>1.3297</text:p>
          </table:table-cell>
          <table:table-cell table:style-name="ce3" table:formula="of:=[.Y26]" office:value-type="float" office:value="1.23">
            <text:p>1.23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33191374792254">
            <text:p>1.3319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3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41.598851661752">
            <text:p>41.5989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95.8060150642824">
            <text:p>95.8060</text:p>
          </table:table-cell>
          <table:table-cell table:style-name="ce3" table:formula="of:=[.S27]" office:value-type="float" office:value="89.62">
            <text:p>89.62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96.0847702558302">
            <text:p>96.0848</text:p>
          </table:table-cell>
          <table:table-cell table:style-name="ce3" table:formula="of:=[.V27]" office:value-type="float" office:value="1.228">
            <text:p>1.228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31658221238741">
            <text:p>1.3166</text:p>
          </table:table-cell>
          <table:table-cell table:style-name="ce3" table:formula="of:=[.Y27]" office:value-type="float" office:value="1.23">
            <text:p>1.23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1872648309162">
            <text:p>1.3187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3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41.1869818433188">
            <text:p>41.18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94.8574406577054">
            <text:p>94.8574</text:p>
          </table:table-cell>
          <table:table-cell table:style-name="ce3" table:formula="of:=[.S28]" office:value-type="float" office:value="89.62">
            <text:p>89.62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95.1334358968616">
            <text:p>95.1334</text:p>
          </table:table-cell>
          <table:table-cell table:style-name="ce3" table:formula="of:=[.V28]" office:value-type="float" office:value="1.228">
            <text:p>1.228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0354674493803">
            <text:p>1.3035</text:p>
          </table:table-cell>
          <table:table-cell table:style-name="ce3" table:formula="of:=[.Y28]" office:value-type="float" office:value="1.23">
            <text:p>1.23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0566978523923">
            <text:p>1.305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9.4">
            <text:p>89.40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3.96029847894">
            <text:p>93.9603</text:p>
          </table:table-cell>
          <table:table-cell table:style-name="ce3" table:formula="of:=[.D29]" office:value-type="float" office:value="38.8">
            <text:p>38.80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40.77918994388">
            <text:p>40.7792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89.36">
            <text:p>89.360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93.918258076936">
            <text:p>93.9183</text:p>
          </table:table-cell>
          <table:table-cell table:style-name="ce3" table:formula="of:=[.S29]" office:value-type="float" office:value="89.62">
            <text:p>89.62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94.191520689962">
            <text:p>94.1915</text:p>
          </table:table-cell>
          <table:table-cell table:style-name="ce3" table:formula="of:=[.V29]" office:value-type="float" office:value="1.228">
            <text:p>1.228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906403415228">
            <text:p>1.2906</text:p>
          </table:table-cell>
          <table:table-cell table:style-name="ce3" table:formula="of:=[.Y29]" office:value-type="float" office:value="1.23">
            <text:p>1.23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92742361623">
            <text:p>1.2927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3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40.375435588">
            <text:p>40.3754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92.9883743336">
            <text:p>92.9884</text:p>
          </table:table-cell>
          <table:table-cell table:style-name="ce3" table:formula="of:=[.S30]" office:value-type="float" office:value="89.62">
            <text:p>89.62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93.2589313762">
            <text:p>93.2589</text:p>
          </table:table-cell>
          <table:table-cell table:style-name="ce3" table:formula="of:=[.V30]" office:value-type="float" office:value="1.228">
            <text:p>1.228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27786172428">
            <text:p>1.2779</text:p>
          </table:table-cell>
          <table:table-cell table:style-name="ce3" table:formula="of:=[.Y30]" office:value-type="float" office:value="1.23">
            <text:p>1.23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799429323">
            <text:p>1.2799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3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9.9756788">
            <text:p>39.9757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92.06769736">
            <text:p>92.0677</text:p>
          </table:table-cell>
          <table:table-cell table:style-name="ce3" table:formula="of:=[.S31]" office:value-type="float" office:value="89.62">
            <text:p>89.62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92.33557562">
            <text:p>92.3356</text:p>
          </table:table-cell>
          <table:table-cell table:style-name="ce3" table:formula="of:=[.V31]" office:value-type="float" office:value="1.228">
            <text:p>1.228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265209628">
            <text:p>1.2652</text:p>
          </table:table-cell>
          <table:table-cell table:style-name="ce3" table:formula="of:=[.Y31]" office:value-type="float" office:value="1.23">
            <text:p>1.23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6727023">
            <text:p>1.267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3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9.57988">
            <text:p>39.5799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91.156136">
            <text:p>91.1561</text:p>
          </table:table-cell>
          <table:table-cell table:style-name="ce3" table:formula="of:=[.S32]" office:value-type="float" office:value="89.62">
            <text:p>89.62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91.421362">
            <text:p>91.4214</text:p>
          </table:table-cell>
          <table:table-cell table:style-name="ce3" table:formula="of:=[.V32]" office:value-type="float" office:value="1.228">
            <text:p>1.228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2526828">
            <text:p>1.2527</text:p>
          </table:table-cell>
          <table:table-cell table:style-name="ce3" table:formula="of:=[.Y32]" office:value-type="float" office:value="1.23">
            <text:p>1.23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54723">
            <text:p>1.254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3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9.188">
            <text:p>39.1880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90.2536">
            <text:p>90.2536</text:p>
          </table:table-cell>
          <table:table-cell table:style-name="ce3" table:formula="of:=[.S33]" office:value-type="float" office:value="89.62">
            <text:p>89.62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90.5162">
            <text:p>90.5162</text:p>
          </table:table-cell>
          <table:table-cell table:style-name="ce3" table:formula="of:=[.V33]" office:value-type="float" office:value="1.228">
            <text:p>1.228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24028">
            <text:p>1.2403</text:p>
          </table:table-cell>
          <table:table-cell table:style-name="ce3" table:formula="of:=[.Y33]" office:value-type="float" office:value="1.23">
            <text:p>1.23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423">
            <text:p>1.2423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9.4">
            <text:p>89.40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9.4">
            <text:p>89.4000</text:p>
          </table:table-cell>
          <table:table-cell table:style-name="ce3" table:formula="of:=[.D34]" office:value-type="float" office:value="38.8">
            <text:p>38.80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8.8">
            <text:p>38.800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89.36">
            <text:p>89.360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89.36">
            <text:p>89.3600</text:p>
          </table:table-cell>
          <table:table-cell table:style-name="ce3" table:formula="of:=[.S34]" office:value-type="float" office:value="89.62">
            <text:p>89.62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89.62">
            <text:p>89.6200</text:p>
          </table:table-cell>
          <table:table-cell table:style-name="ce3" table:formula="of:=[.V34]" office:value-type="float" office:value="1.228">
            <text:p>1.228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228">
            <text:p>1.2280</text:p>
          </table:table-cell>
          <table:table-cell table:style-name="ce3" table:formula="of:=[.Y34]" office:value-type="float" office:value="1.23">
            <text:p>1.23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3">
            <text:p>1.23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9.4">
            <text:p>89.40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8.5148514851485">
            <text:p>88.5149</text:p>
          </table:table-cell>
          <table:table-cell table:style-name="ce3" table:formula="of:=[.D35]" office:value-type="float" office:value="38.8">
            <text:p>38.80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8.4158415841584">
            <text:p>38.4158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89.36">
            <text:p>89.360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88.4752475247525">
            <text:p>88.4752</text:p>
          </table:table-cell>
          <table:table-cell table:style-name="ce3" table:formula="of:=[.S35]" office:value-type="float" office:value="89.62">
            <text:p>89.62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88.7326732673267">
            <text:p>88.7327</text:p>
          </table:table-cell>
          <table:table-cell table:style-name="ce3" table:formula="of:=[.V35]" office:value-type="float" office:value="1.228">
            <text:p>1.228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1584158415842">
            <text:p>1.2158</text:p>
          </table:table-cell>
          <table:table-cell table:style-name="ce3" table:formula="of:=[.Y35]" office:value-type="float" office:value="1.23">
            <text:p>1.23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1782178217822">
            <text:p>1.2178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9.4">
            <text:p>89.40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7.6384668169787">
            <text:p>87.6385</text:p>
          </table:table-cell>
          <table:table-cell table:style-name="ce3" table:formula="of:=[.D36]" office:value-type="float" office:value="38.8">
            <text:p>38.80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8.0354867169885">
            <text:p>38.0355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89.36">
            <text:p>89.360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87.5992549750024">
            <text:p>87.5993</text:p>
          </table:table-cell>
          <table:table-cell table:style-name="ce3" table:formula="of:=[.S36]" office:value-type="float" office:value="89.62">
            <text:p>89.62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87.8541319478483">
            <text:p>87.8541</text:p>
          </table:table-cell>
          <table:table-cell table:style-name="ce3" table:formula="of:=[.V36]" office:value-type="float" office:value="1.228">
            <text:p>1.228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038035486717">
            <text:p>1.2038</text:p>
          </table:table-cell>
          <table:table-cell table:style-name="ce3" table:formula="of:=[.Y36]" office:value-type="float" office:value="1.23">
            <text:p>1.23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0576414077051">
            <text:p>1.205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3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7.6588977395926">
            <text:p>37.6589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86.7319356188143">
            <text:p>86.7319</text:p>
          </table:table-cell>
          <table:table-cell table:style-name="ce3" table:formula="of:=[.S37]" office:value-type="float" office:value="89.62">
            <text:p>89.62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86.9842890572755">
            <text:p>86.9843</text:p>
          </table:table-cell>
          <table:table-cell table:style-name="ce3" table:formula="of:=[.V37]" office:value-type="float" office:value="1.228">
            <text:p>1.228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9188470165515">
            <text:p>1.1919</text:p>
          </table:table-cell>
          <table:table-cell table:style-name="ce3" table:formula="of:=[.Y37]" office:value-type="float" office:value="1.23">
            <text:p>1.23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93825881951">
            <text:p>1.1938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3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7.2860373659333">
            <text:p>37.2860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85.8732035829845">
            <text:p>85.8732</text:p>
          </table:table-cell>
          <table:table-cell table:style-name="ce3" table:formula="of:=[.S38]" office:value-type="float" office:value="89.62">
            <text:p>89.62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86.12305847255">
            <text:p>86.1231</text:p>
          </table:table-cell>
          <table:table-cell table:style-name="ce3" table:formula="of:=[.V38]" office:value-type="float" office:value="1.228">
            <text:p>1.228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800838630249">
            <text:p>1.1801</text:p>
          </table:table-cell>
          <table:table-cell table:style-name="ce3" table:formula="of:=[.Y38]" office:value-type="float" office:value="1.23">
            <text:p>1.23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8200582371386">
            <text:p>1.1820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9.4">
            <text:p>89.40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5.0610324720434">
            <text:p>85.0610</text:p>
          </table:table-cell>
          <table:table-cell table:style-name="ce3" table:formula="of:=[.D39]" office:value-type="float" office:value="38.8">
            <text:p>38.80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6.9168686791418">
            <text:p>36.9169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89.36">
            <text:p>89.360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85.0229738445391">
            <text:p>85.0230</text:p>
          </table:table-cell>
          <table:table-cell table:style-name="ce3" table:formula="of:=[.S39]" office:value-type="float" office:value="89.62">
            <text:p>89.62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85.2703549233168">
            <text:p>85.2704</text:p>
          </table:table-cell>
          <table:table-cell table:style-name="ce3" table:formula="of:=[.V39]" office:value-type="float" office:value="1.228">
            <text:p>1.228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16839986438109">
            <text:p>1.1684</text:p>
          </table:table-cell>
          <table:table-cell table:style-name="ce3" table:formula="of:=[.Y39]" office:value-type="float" office:value="1.23">
            <text:p>1.23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703027957563">
            <text:p>1.170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3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6.5513551278632">
            <text:p>36.5514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84.1811622223159">
            <text:p>84.1812</text:p>
          </table:table-cell>
          <table:table-cell table:style-name="ce3" table:formula="of:=[.S40]" office:value-type="float" office:value="89.62">
            <text:p>89.62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84.426093983482">
            <text:p>84.4261</text:p>
          </table:table-cell>
          <table:table-cell table:style-name="ce3" table:formula="of:=[.V40]" office:value-type="float" office:value="1.228">
            <text:p>1.228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15683154889217">
            <text:p>1.1568</text:p>
          </table:table-cell>
          <table:table-cell table:style-name="ce3" table:formula="of:=[.Y40]" office:value-type="float" office:value="1.23">
            <text:p>1.23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5871563936267">
            <text:p>1.1587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3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6.1894605226369">
            <text:p>36.1895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83.3476853686296">
            <text:p>83.3477</text:p>
          </table:table-cell>
          <table:table-cell table:style-name="ce3" table:formula="of:=[.S41]" office:value-type="float" office:value="89.62">
            <text:p>89.62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83.5901920628535">
            <text:p>83.5902</text:p>
          </table:table-cell>
          <table:table-cell table:style-name="ce3" table:formula="of:=[.V41]" office:value-type="float" office:value="1.228">
            <text:p>1.228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14537777118036">
            <text:p>1.1454</text:p>
          </table:table-cell>
          <table:table-cell table:style-name="ce3" table:formula="of:=[.Y41]" office:value-type="float" office:value="1.23">
            <text:p>1.23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4724320728978">
            <text:p>1.1472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3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5.8311490323137">
            <text:p>35.8311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82.5224607610194">
            <text:p>82.5225</text:p>
          </table:table-cell>
          <table:table-cell table:style-name="ce3" table:formula="of:=[.S42]" office:value-type="float" office:value="89.62">
            <text:p>89.62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82.7625663988648">
            <text:p>82.7626</text:p>
          </table:table-cell>
          <table:table-cell table:style-name="ce3" table:formula="of:=[.V42]" office:value-type="float" office:value="1.228">
            <text:p>1.228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13403739720828">
            <text:p>1.1340</text:p>
          </table:table-cell>
          <table:table-cell table:style-name="ce3" table:formula="of:=[.Y42]" office:value-type="float" office:value="1.23">
            <text:p>1.23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3588436365324">
            <text:p>1.135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3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5.4763851805086">
            <text:p>35.4764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81.7054066940786">
            <text:p>81.7054</text:p>
          </table:table-cell>
          <table:table-cell table:style-name="ce3" table:formula="of:=[.S43]" office:value-type="float" office:value="89.62">
            <text:p>89.62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81.943135048381">
            <text:p>81.9431</text:p>
          </table:table-cell>
          <table:table-cell table:style-name="ce3" table:formula="of:=[.V43]" office:value-type="float" office:value="1.228">
            <text:p>1.228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2280930416661">
            <text:p>1.1228</text:p>
          </table:table-cell>
          <table:table-cell table:style-name="ce3" table:formula="of:=[.Y43]" office:value-type="float" office:value="1.23">
            <text:p>1.23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2463798381509">
            <text:p>1.1246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3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35.1251338420877">
            <text:p>35.1251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80.896442271365">
            <text:p>80.8964</text:p>
          </table:table-cell>
          <table:table-cell table:style-name="ce3" table:formula="of:=[.S44]" office:value-type="float" office:value="89.62">
            <text:p>89.62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81.1318168795851">
            <text:p>81.1318</text:p>
          </table:table-cell>
          <table:table-cell table:style-name="ce3" table:formula="of:=[.V44]" office:value-type="float" office:value="1.228">
            <text:p>1.228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1169238036298">
            <text:p>1.1117</text:p>
          </table:table-cell>
          <table:table-cell table:style-name="ce3" table:formula="of:=[.Y44]" office:value-type="float" office:value="1.23">
            <text:p>1.23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1350295427237">
            <text:p>1.11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51671">
            <text:p>75167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118776">
            <text:p>2118776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0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0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0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0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0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2015／05／08</text:date>, <text:time>16:21:5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08T16:21:53</dc:date>
    <meta:editing-duration>P35DT2H36M48S</meta:editing-duration>
    <meta:editing-cycles>120</meta:editing-cycles>
    <meta:generator>OpenOffice/4.1.1$Win32 OpenOffice.org_project/411m6$Build-9775</meta:generator>
    <meta:document-statistic meta:table-count="6" meta:cell-count="3492" meta:object-count="0"/>
  </office:meta>
</office:document-meta>
</file>